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default-cell-style-name="ce11"/>
        <table:table-column table:style-name="co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6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4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6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6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7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2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6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6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7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office:value-type="string" calcext:value-type="string">
            <text:p>-4992.2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6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 table:number-rows-repeated="104843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 style:data-style-name="N2" text:time-value="22:52:45.51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30T22:54:03.508000000</dc:date>
    <meta:editing-duration>P3DT13H53M7S</meta:editing-duration>
    <meta:editing-cycles>1303</meta:editing-cycles>
    <meta:document-statistic meta:table-count="2" meta:cell-count="4222" meta:object-count="0"/>
    <meta:user-defined meta:name="qrichtext">1</meta:user-defined>
  </office:meta>
</office:document-meta>
</file>